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2"/>
    <style:style style:name="P3" style:family="paragraph" style:parent-style-name="Standard" style:list-style-name="L2">
      <style:paragraph-properties fo:margin-left="0.9846in" fo:margin-right="0in" fo:text-indent="-0.25in" style:auto-text-indent="false"/>
    </style:style>
    <style:style style:name="P4" style:family="paragraph" style:parent-style-name="Standard" style:list-style-name="L2">
      <style:paragraph-properties fo:margin-left="0.4925in" fo:margin-right="0in" fo:text-indent="-0.25in" style:auto-text-indent="false"/>
    </style:style>
    <style:style style:name="P5" style:family="paragraph" style:parent-style-name="Standard" style:list-style-name="L2">
      <style:paragraph-properties fo:margin-left="1.4772in" fo:margin-right="0in" fo:text-indent="-0.25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424 assignments</text:p>
      <text:p text:style-name="Standard"/>
      <text:p text:style-name="Standard">We will skip Assignment 4 for now. <text:s/>For Assignment #5:</text:p>
      <text:p text:style-name="Standard"/>
      <text:p text:style-name="Standard">Calculate the frequencies of the A Major scale in equal temperament and just intonation. <text:s/></text:p>
      <text:p text:style-name="Standard"/>
      <text:p text:style-name="Standard"><text:tab/><text:tab/>Using DISSCO</text:p>
      <text:list xml:id="list271746093" text:style-name="L2">
        <text:list-item>
          <text:p text:style-name="P2">Create a new project and place it in your home directory</text:p>
        </text:list-item>
        <text:list-item>
          <text:p text:style-name="P2">in Project Properties, <text:s/>set Piece Duration to 60 </text:p>
        </text:list-item>
        <text:list-item>
          <text:p text:style-name="P2">open Top 0</text:p>
        </text:list-item>
        <text:list-item>
          <text:p text:style-name="P2">set the following</text:p>
        </text:list-item>
        <text:list-item>
          <text:p text:style-name="P3">Number of children to 4</text:p>
        </text:list-item>
        <text:list-item>
          <text:p text:style-name="P3">Start time go to <text:s/>Select, create 3 Nodes: 0, 15, 30, 30 Choice index Current_Child_Num</text:p>
        </text:list-item>
        <text:list-item>
          <text:p text:style-name="P3">Type - choose Select, create 3 Nodes: 0, 1, 0. 1 Choice index Current_Child_Num</text:p>
        </text:list-item>
        <text:list-item>
          <text:p text:style-name="P3">Duration 12, Max child duration 12</text:p>
        </text:list-item>
        <text:list-item>
          <text:p text:style-name="P4">Create a Bottom object, s1</text:p>
        </text:list-item>
        <text:list-item>
          <text:p text:style-name="P3"><text:s/>drag it in the next blank area</text:p>
        </text:list-item>
        <text:list-item>
          <text:p text:style-name="P2">Open s1</text:p>
        </text:list-item>
        <text:list-item>
          <text:p text:style-name="P3">Number of children 12</text:p>
        </text:list-item>
        <text:list-item>
          <text:p text:style-name="P3">Start time - use Select, create 12 nodes: 0, 1, 2, 3, 4, 5, 6, 7, 8, 9, 10, 11 and Current_Child_Num</text:p>
        </text:list-item>
        <text:list-item>
          <text:p text:style-name="P3">Child Type 0</text:p>
        </text:list-item>
        <text:list-item>
          <text:p text:style-name="P3">Duration: 1, Max duration 1</text:p>
        </text:list-item>
        <text:list-item>
          <text:p text:style-name="P2">Create a Spectrum object: spec0</text:p>
        </text:list-item>
        <text:list-item>
          <text:p text:style-name="P3">Deviation 0</text:p>
        </text:list-item>
        <text:list-item>
          <text:p text:style-name="P3">Create 4 partials, use Envelope 2</text:p>
        </text:list-item>
        <text:list-item>
          <text:p text:style-name="P2">Click (open) Envelope Library</text:p>
        </text:list-item>
        <text:list-item>
          <text:p text:style-name="P3">Create an envelope (right click) straight line place both ends at y=1</text:p>
        </text:list-item>
        <text:list-item>
          <text:p text:style-name="P3">Create envelope # 2 - ADSR, peak at y=1; x=0 y=0; x=1, y=1</text:p>
        </text:list-item>
        <text:list-item>
          <text:p text:style-name="P2">Create a Spectrum object: spec0</text:p>
        </text:list-item>
        <text:list-item>
          <text:p text:style-name="P3">Deviation 0</text:p>
        </text:list-item>
        <text:list-item>
          <text:p text:style-name="P3">Create 4 partials, select Envelope 2 from Env. Library for all of them and <text:s/>scale 1, scale 0.7, scale 0.5, scale 0.3</text:p>
        </text:list-item>
        <text:list-item>
          <text:p text:style-name="P4">Back to Bottom s1</text:p>
        </text:list-item>
        <text:list-item>
          <text:p text:style-name="P3">drag the spectrum object in the blank area</text:p>
        </text:list-item>
        <text:list-item>
          <text:p text:style-name="P3">frequency: choose Continuum and Hertz</text:p>
        </text:list-item>
        <text:list-item>
          <text:p text:style-name="P5">using Select enter the calculated frequencies for well temperament, CildNum</text:p>
        </text:list-item>
        <text:list-item>
          <text:p text:style-name="P3">Loudness 256</text:p>
        </text:list-item>
        <text:list-item>
          <text:p text:style-name="P3">Spatialization: SPA, envelope #1, scaled to 0</text:p>
        </text:list-item>
        <text:list-item>
          <text:p text:style-name="P3">Reverb Simple, 0.5</text:p>
        </text:list-item>
        <text:list-item>
          <text:p text:style-name="P4">Right click on Bottom s1 (in the left window and Duplicate object, name it s2</text:p>
        </text:list-item>
        <text:list-item>
          <text:p text:style-name="P3">Repeat and create new object s3</text:p>
        </text:list-item>
        <text:list-item>
          <text:p text:style-name="P4">In Top 0 in the Child type area,</text:p>
        </text:list-item>
        <text:list-item>
          <text:p text:style-name="P3">drag Bottom s2</text:p>
        </text:list-item>
        <text:list-item>
          <text:p text:style-name="P4">In Bottom s2</text:p>
        </text:list-item>
        <text:list-item>
          <text:p text:style-name="P3">replace the weltempered frequencies with the just intonation frequencies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Tipei</meta:initial-creator>
    <meta:creation-date>2018-02-28T21:13:55</meta:creation-date>
    <meta:document-statistic meta:table-count="0" meta:image-count="0" meta:object-count="0" meta:page-count="2" meta:paragraph-count="41" meta:word-count="333" meta:character-count="1667"/>
    <dc:date>2018-02-28T22:17:20</dc:date>
    <dc:creator>Sever Tipei</dc:creator>
    <meta:editing-duration>PT00H00M51S</meta:editing-duration>
    <meta:editing-cycles>1</meta:editing-cycles>
    <meta:generator>OpenOffice.org/3.2$Unix OpenOffice.org_project/320m12$Build-9483</meta:generator>
  </office:meta>
</office:document-meta>
</file>